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6" draw:id="id6" draw:layer="layout" svg:width="4.318cm" svg:height="2.872cm" svg:x="6.969cm" svg:y="3.54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text:p text:style-name="P1"><text:span text:style-name="T2">(BLR potenzia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7" draw:id="id7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6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7" draw:end-glue-point="4" svg:d="m26019 5425h501v4044h-6597v2307" svg:viewBox="0 0 6598 6352">
          <text:p/>
        </draw:connector>
        <draw:custom-shape draw:style-name="gr3" draw:text-style-name="P3" xml:id="id29" draw:id="id29" draw:layer="layout" svg:width="3.81cm" svg:height="3.59cm" svg:x="2.143cm" svg:y="15.986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4" draw:id="id34" draw:layer="layout" svg:width="6.858cm" svg:height="2.862cm" svg:x="7.096cm" svg:y="13.319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6.08cm" svg:y="4.302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3" xml:id="id32" draw:id="id32" draw:layer="layout" svg:width="5.08cm" svg:height="2.077cm" svg:x="7.985cm" svg:y="17.084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1.016cm" svg:height="0.806cm" svg:x="10.398cm" svg:y="12.132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33" draw:id="id33" draw:layer="layout" svg:width="3.937cm" svg:height="1.559cm" svg:x="8.493cm" svg:y="10.652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3.556cm" svg:height="2.226cm" svg:x="5.826cm" svg:y="19.796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1.016cm" svg:height="0.806cm" svg:x="10.525cm" svg:y="16.113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7cm" svg:y="18.10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7.35cm" svg:y="11.37cm">
          <draw:text-box>
            <text:p><text:span text:style-name="T3">NO</text:span></text:p>
          </draw:text-box>
        </draw:frame>
        <draw:custom-shape draw:style-name="gr3" draw:text-style-name="P3" xml:id="id31" draw:id="id31" draw:layer="layout" svg:width="3.429cm" svg:height="0.966cm" svg:x="12.176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27cm" svg:height="0.806cm" svg:x="6.334cm" svg:y="18.482cm">
          <draw:text-box>
            <text:p><text:span text:style-name="T3">NO</text:span></text:p>
          </draw:text-box>
        </draw:frame>
        <draw:custom-shape draw:style-name="gr4" draw:text-style-name="P3" xml:id="id8" draw:id="id8" draw:layer="layout" svg:width="3.429cm" svg:height="2.419cm" svg:x="23.098cm" svg:y="12.297cm">
          <text:p text:style-name="P1"><text:span text:style-name="T2">Reset di tutti I</text:span></text:p>
          <text:p text:style-name="P1"><text:span text:style-name="T2">parametri di</text:span></text:p>
          <text:p text:style-name="P1"><text:span text:style-name="T2">trasmissione</text:span></text:p>
          <text:p text:style-name="P1"><text:span text:style-name="T2">e 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7" draw:id="id27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3.506cm" draw:start-shape="id7" draw:start-glue-point="7" draw:end-shape="id8" draw:end-glue-point="5" svg:d="m21574 12774h762v732h762" svg:viewBox="0 0 1525 733">
          <text:p/>
        </draw:connector>
        <draw:frame draw:style-name="gr10" draw:text-style-name="P6" draw:layer="layout" svg:width="1.016cm" svg:height="0.806cm" svg:x="21.447cm" svg:y="11.922cm">
          <draw:text-box>
            <text:p text:style-name="P5"><text:span text:style-name="T3">SI</text:span></text:p>
          </draw:text-box>
        </draw:frame>
        <draw:custom-shape draw:style-name="gr4" draw:text-style-name="P3" xml:id="id9" draw:id="id9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254cm" svg:y="17.129cm">
          <draw:text-box>
            <text:p><text:span text:style-name="T3">NO</text:span></text:p>
          </draw:text-box>
        </draw:frame>
        <draw:custom-shape draw:style-name="gr11" draw:text-style-name="P3" xml:id="id14" draw:id="id14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1.016cm" svg:height="0.806cm" svg:x="2.905cm" svg:y="19.669cm">
          <draw:text-box>
            <text:p text:style-name="P5"><text:span text:style-name="T3">SI</text:span></text:p>
          </draw:text-box>
        </draw:frame>
        <draw:custom-shape draw:style-name="gr4" draw:text-style-name="P3" xml:id="id10" draw:id="id10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9" draw:start-glue-point="5" draw:end-shape="id10" draw:end-glue-point="4" svg:d="m18145 23701h-1143v-89h-1842v502" svg:viewBox="0 0 2986 503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ustom-shape draw:style-name="gr4" draw:text-style-name="P3" xml:id="id35" draw:id="id35" draw:layer="layout" svg:width="3.429cm" svg:height="2.794cm" svg:x="17.002cm" svg:y="17.25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2" draw:id="id12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1" draw:id="id11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10" draw:start-glue-point="5" draw:end-shape="id11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10" draw:start-glue-point="7" draw:end-shape="id12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12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13" draw:id="id13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11" draw:start-glue-point="5" draw:end-shape="id13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11" draw:start-glue-point="7" draw:end-shape="id14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15" draw:id="id15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text:p text:style-name="P1"><text:span text:style-name="T2">(LTT → BL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14" draw:start-glue-point="7" draw:end-shape="id15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12" draw:start-glue-point="6" draw:end-shape="id15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15" draw:start-glue-point="6" svg:d="m14716 33004v501h13847v-2" svg:viewBox="0 0 13848 502">
          <text:p/>
        </draw:connector>
        <draw:custom-shape draw:style-name="gr11" draw:text-style-name="P3" xml:id="id18" draw:id="id18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6" draw:id="id16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13" draw:start-glue-point="5" draw:end-shape="id16" draw:end-glue-point="4" svg:d="m3159 31226h-502v1652h756v888" svg:viewBox="0 0 757 2541">
          <text:p/>
        </draw:connector>
        <draw:custom-shape draw:style-name="gr4" draw:text-style-name="P3" xml:id="id17" draw:id="id17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13" draw:start-glue-point="7" draw:end-shape="id17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14" draw:start-glue-point="6" draw:end-shape="id18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16" draw:start-glue-point="6" svg:d="m3413 36306v527h-2367v24" svg:viewBox="0 0 2368 552">
          <text:p/>
        </draw:connector>
        <draw:custom-shape draw:style-name="gr11" draw:text-style-name="P3" xml:id="id19" draw:id="id19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0" draw:id="id20" draw:layer="layout" svg:width="7.112cm" svg:height="2.159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text:p text:style-name="P1"><text:span text:style-name="T2">(BLR → LT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18" draw:start-glue-point="6" draw:end-shape="id19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17" draw:start-glue-point="6" draw:end-shape="id20" draw:end-glue-point="4" svg:d="m7985 37449v444h-2032v445" svg:viewBox="0 0 2033 890">
          <text:p/>
        </draw:connector>
        <draw:custom-shape draw:style-name="gr4" draw:text-style-name="P3" xml:id="id21" draw:id="id21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418cm" svg:x2="10.779cm" svg:y2="37.576cm" draw:start-shape="id20" draw:start-glue-point="7" draw:end-shape="id21" draw:end-glue-point="5" svg:d="m9509 39418h635v-1842h635" svg:viewBox="0 0 1271 1843">
          <text:p/>
        </draw:connector>
        <draw:custom-shape draw:style-name="gr4" draw:text-style-name="P3" xml:id="id22" draw:id="id22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21" draw:start-glue-point="6" draw:end-shape="id22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23" draw:id="id23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4" draw:id="id24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text:p text:style-name="P1"><text:span text:style-name="T2">(LTR → LR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21" draw:start-glue-point="7" draw:end-shape="id23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23" draw:start-glue-point="7" draw:end-shape="id24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1.795cm" svg:y="7.731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25" draw:id="id25" draw:layer="layout" draw:line-skew="0.394cm" svg:x1="13.7cm" svg:y1="40.116cm" svg:x2="28.673cm" svg:y2="3.138cm" draw:start-shape="id22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25" draw:start-glue-point="3" draw:end-shape="id1" draw:end-glue-point="9" svg:d="m28673 3138v-650h-12862" svg:viewBox="0 0 12863 651">
          <text:p/>
        </draw:connector>
        <draw:connector draw:style-name="gr15" draw:text-style-name="P1" xml:id="id26" draw:id="id26" draw:layer="layout" draw:line-skew="0.394cm" svg:x1="13.7cm" svg:y1="40.116cm" svg:x2="0.984cm" svg:y2="6.276cm" draw:start-shape="id22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26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6.4cm" svg:y1="19.238cm" svg:x2="28.658cm" svg:y2="19.254cm" draw:start-shape="id27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19" draw:start-glue-point="7" svg:d="m24241 35036 4417-2" svg:viewBox="0 0 4418 3">
          <text:p/>
        </draw:connector>
        <draw:custom-shape draw:style-name="gr3" draw:text-style-name="P3" xml:id="id28" draw:id="id28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6" draw:start-glue-point="6" draw:end-shape="id28" draw:end-glue-point="4" svg:d="m9128 6412v558h-1778v556" svg:viewBox="0 0 1779 1115">
          <text:p/>
        </draw:connector>
        <draw:connector draw:style-name="gr2" draw:text-style-name="P1" draw:layer="layout" draw:type="line" svg:x1="5.191cm" svg:y1="8.962cm" svg:x2="0.988cm" svg:y2="8.958cm" draw:start-shape="id28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9.382cm" svg:y="8.239cm">
          <draw:text-box>
            <text:p><text:span text:style-name="T3">NO</text:span></text:p>
          </draw:text-box>
        </draw:frame>
        <draw:frame draw:style-name="gr7" draw:text-style-name="P4" draw:layer="layout" svg:width="1.27cm" svg:height="0.806cm" svg:x="5.699cm" svg:y="13.954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cm -1.271cm" svg:x1="23.987cm" svg:y1="38.021cm" svg:x2="16.113cm" svg:y2="39.735cm" draw:start-shape="id24" draw:start-glue-point="7" draw:end-shape="id22" draw:end-glue-point="7" svg:d="m23987 38021h502v2469h-7360v-755h-1016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  <draw:connector draw:style-name="gr2" draw:text-style-name="P1" draw:layer="layout" svg:x1="24.813cm" svg:y1="14.716cm" svg:x2="24.114cm" svg:y2="18.457cm" draw:start-shape="id8" draw:start-glue-point="6" draw:end-shape="id27" draw:end-glue-point="4" svg:d="m24813 14716v1871h-699v1870" svg:viewBox="0 0 700 3742">
          <text:p/>
        </draw:connector>
        <draw:connector draw:style-name="gr2" draw:text-style-name="P1" draw:layer="layout" draw:line-skew="0.808cm" svg:x1="4.048cm" svg:y1="19.576cm" svg:x2="10.652cm" svg:y2="25.511cm" draw:start-shape="id29" draw:start-glue-point="6" draw:end-shape="id14" draw:end-glue-point="4" svg:d="m4048 19576v3776h6604v2159" svg:viewBox="0 0 6605 5936">
          <text:p/>
        </draw:connector>
        <draw:connector draw:style-name="gr2" draw:text-style-name="P1" draw:layer="layout" svg:x1="9.382cm" svg:y1="20.909cm" svg:x2="12.176cm" svg:y2="20.837cm" draw:start-shape="id30" draw:start-glue-point="7" draw:end-shape="id31" draw:end-glue-point="5" svg:d="m9382 20909h1397v-72h1397" svg:viewBox="0 0 2795 73">
          <text:p/>
        </draw:connector>
        <draw:connector draw:style-name="gr2" draw:text-style-name="P1" draw:layer="layout" draw:line-skew="0.873cm" svg:x1="13.891cm" svg:y1="21.32cm" svg:x2="0.999cm" svg:y2="21.866cm" draw:start-shape="id31" draw:start-glue-point="6" svg:d="m13891 21320v1397h-12892v-851" svg:viewBox="0 0 12893 1398">
          <text:p/>
        </draw:connector>
        <draw:connector draw:style-name="gr2" draw:text-style-name="P1" draw:layer="layout" svg:x1="13.065cm" svg:y1="18.123cm" svg:x2="13.891cm" svg:y2="20.354cm" draw:start-shape="id32" draw:start-glue-point="7" draw:end-shape="id31" draw:end-glue-point="4" svg:d="m13065 18123h826v2231" svg:viewBox="0 0 827 2232">
          <text:p/>
        </draw:connector>
        <draw:connector draw:style-name="gr2" draw:text-style-name="P1" draw:layer="layout" svg:x1="7.985cm" svg:y1="18.123cm" svg:x2="7.604cm" svg:y2="19.796cm" draw:start-shape="id32" draw:start-glue-point="5" draw:end-shape="id30" draw:end-glue-point="4" svg:d="m7985 18123h-381v1673" svg:viewBox="0 0 382 1674">
          <text:p/>
        </draw:connector>
        <draw:connector draw:style-name="gr2" draw:text-style-name="P1" draw:layer="layout" svg:x1="6.969cm" svg:y1="4.976cm" svg:x2="4.048cm" svg:y2="15.986cm" draw:start-shape="id6" draw:start-glue-point="5" draw:end-shape="id29" draw:end-glue-point="4" svg:d="m6969 4976h-2921v11010" svg:viewBox="0 0 2922 11011">
          <text:p/>
        </draw:connector>
        <draw:connector draw:style-name="gr2" draw:text-style-name="P1" draw:layer="layout" svg:x1="9.509cm" svg:y1="8.962cm" svg:x2="10.462cm" svg:y2="10.652cm" draw:start-shape="id28" draw:end-shape="id33" draw:end-glue-point="4" svg:d="m9509 8962h953v1690" svg:viewBox="0 0 954 1691">
          <text:p/>
        </draw:connector>
        <draw:connector draw:style-name="gr2" draw:text-style-name="P1" draw:layer="layout" svg:x1="10.462cm" svg:y1="12.211cm" svg:x2="10.525cm" svg:y2="13.319cm" draw:start-shape="id33" draw:start-glue-point="6" draw:end-shape="id34" draw:end-glue-point="4" svg:d="m10462 12211v554h63v554" svg:viewBox="0 0 64 1109">
          <text:p/>
        </draw:connector>
        <draw:connector draw:style-name="gr2" draw:text-style-name="P1" draw:layer="layout" svg:x1="10.525cm" svg:y1="16.181cm" svg:x2="10.525cm" svg:y2="17.084cm" draw:start-shape="id34" draw:start-glue-point="6" draw:end-shape="id32" draw:end-glue-point="4" svg:d="m10525 16181v903" svg:viewBox="0 0 1 904">
          <text:p/>
        </draw:connector>
        <draw:connector draw:style-name="gr2" draw:text-style-name="P1" draw:layer="layout" draw:type="line" svg:x1="2.143cm" svg:y1="17.781cm" svg:x2="0.986cm" svg:y2="17.775cm" draw:start-shape="id29" draw:start-glue-point="5" svg:d="m2143 17781-1157-6" svg:viewBox="0 0 1158 7">
          <text:p/>
        </draw:connector>
        <draw:connector draw:style-name="gr2" draw:text-style-name="P1" draw:layer="layout" draw:type="line" svg:x1="7.096cm" svg:y1="14.75cm" svg:x2="0.986cm" svg:y2="14.745cm" draw:start-shape="id34" draw:start-glue-point="5" svg:d="m7096 14750-6110-5" svg:viewBox="0 0 6111 6">
          <text:p/>
        </draw:connector>
        <draw:connector draw:style-name="gr2" draw:text-style-name="P1" draw:layer="layout" draw:type="line" svg:x1="8.493cm" svg:y1="11.431cm" svg:x2="0.986cm" svg:y2="11.425cm" draw:start-shape="id33" draw:start-glue-point="5" svg:d="m8493 11431-7507-6" svg:viewBox="0 0 7508 7">
          <text:p/>
        </draw:connector>
        <draw:connector draw:style-name="gr2" draw:text-style-name="P1" draw:layer="layout" svg:x1="19.923cm" svg:y1="13.772cm" svg:x2="18.717cm" svg:y2="17.256cm" draw:start-shape="id7" draw:start-glue-point="6" draw:end-shape="id35" draw:end-glue-point="4" svg:d="m19923 13772v1743h-1206v1741" svg:viewBox="0 0 1207 3485">
          <text:p/>
        </draw:connector>
        <draw:connector draw:style-name="gr2" draw:text-style-name="P1" draw:layer="layout" svg:x1="18.717cm" svg:y1="20.05cm" svg:x2="19.605cm" svg:y2="22.781cm" draw:start-shape="id35" draw:start-glue-point="6" draw:end-shape="id9" draw:end-glue-point="4" svg:d="m18717 20050v1366h888v1365" svg:viewBox="0 0 889 2732">
          <text:p/>
        </draw:connector>
        <draw:connector draw:style-name="gr2" draw:text-style-name="P1" draw:layer="layout" draw:type="line" svg:x1="21.066cm" svg:y1="23.701cm" svg:x2="28.684cm" svg:y2="23.686cm" draw:start-shape="id9" svg:d="m21066 23701 7618-15" svg:viewBox="0 0 7619 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5T16:27:32</meta:creation-date>
    <meta:editing-duration>P0D</meta:editing-duration>
    <meta:editing-cycles>2</meta:editing-cycles>
    <meta:generator>LibreOffice/3.5$Linux_x86 LibreOffice_project/350m1$Build-2</meta:generator>
    <dc:date>2014-02-25T16:28:34</dc:date>
    <dc:creator>carlo </dc:creator>
    <meta:document-statistic meta:object-count="118"/>
  </office:meta>
</office:document-meta>
</file>